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8898in"/>
    </style:style>
    <style:style style:name="ro1" style:family="table-row">
      <style:table-row-properties style:row-height="0.1181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style-name="ce21"/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number-columns-repeated="51"/>
        </table:table-row>
        <table:table-row table:style-name="ro4">
          <table:table-cell table:style-name="ce3" table:number-columns-repeated="6"/>
          <table:table-cell table:style-name="ce21"/>
          <table:table-cell table:style-name="ce3" table:number-columns-repeated="6"/>
          <table:table-cell table:number-columns-repeated="51"/>
        </table:table-row>
        <table:table-row table:style-name="ro5">
          <table:table-cell table:style-name="ce16" table:number-columns-repeated="6"/>
          <table:table-cell table:style-name="ce21"/>
          <table:table-cell table:style-name="ce38" table:number-columns-repeated="6"/>
          <table:table-cell table:number-columns-repeated="51"/>
        </table:table-row>
        <table:table-row table:style-name="ro6"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</text:p>
          </table:table-cell>
          <table:table-cell table:style-name="ce26"/>
          <table:table-cell table:style-name="ce21"/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</text:p>
          </table:table-cell>
          <table:table-cell table:style-name="ce26"/>
          <table:table-cell table:number-columns-repeated="51"/>
        </table:table-row>
        <table:table-row table:style-name="ro7">
          <table:table-cell table:style-name="ce5"/>
          <table:table-cell table:number-columns-repeated="5"/>
          <table:table-cell table:style-name="ce21"/>
          <table:table-cell table:style-name="ce5"/>
          <table:table-cell table:number-columns-repeated="56"/>
        </table:table-row>
        <table:table-row table:style-name="ro4">
          <table:table-cell table:style-name="ce9" office:value-type="string" calcext:value-type="string">
            <text:p>MARIKINA ORTHOPEDIC</text:p>
          </table:table-cell>
          <table:table-cell table:style-name="ce27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2"/>
          <table:table-cell table:style-name="ce21"/>
          <table:table-cell table:style-name="ce9" office:value-type="string" calcext:value-type="string">
            <text:p>MARIKINA ORTHOPEDIC</text:p>
          </table:table-cell>
          <table:table-cell table:style-name="ce27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2"/>
          <table:table-cell table:number-columns-repeated="51"/>
        </table:table-row>
        <table:table-row table:style-name="ro4">
          <table:table-cell table:style-name="ce9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2"/>
          <table:table-cell table:style-name="ce21"/>
          <table:table-cell table:style-name="ce9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2"/>
          <table:table-cell table:number-columns-repeated="51"/>
        </table:table-row>
        <table:table-row table:style-name="ro4">
          <table:table-cell table:style-name="ce23" office:value-type="string" calcext:value-type="string">
            <text:p>(8) 941-4888/942-4011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941-4888/942-4011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55"/>
        </table:table-row>
        <table:table-row table:style-name="ro4">
          <table:table-cell table:style-name="ce23" office:value-type="string" calcext:value-type="string">
            <text:p>9:00am-12:00nn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9:00am-12:00nn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0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3"/>
          <table:table-cell table:style-name="ce21"/>
          <table:table-cell table:style-name="ce23"/>
          <table:table-cell table:style-name="ce30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9" office:value-type="string" calcext:value-type="string">
            <text:p>MARIKINA VALLEY</text:p>
          </table:table-cell>
          <table:covered-table-cell table:style-name="ce30"/>
          <table:covered-table-cell table:number-columns-repeated="4" table:style-name="ce33"/>
          <table:table-cell table:style-name="ce21"/>
          <table:table-cell table:style-name="ce9" office:value-type="string" calcext:value-type="string">
            <text:p>MARIKINA VALLEY</text:p>
          </table:table-cell>
          <table:covered-table-cell table:style-name="ce30"/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9" office:value-type="string" calcext:value-type="string">
            <text:p>MEDICAL CENTER</text:p>
          </table:table-cell>
          <table:covered-table-cell table:style-name="ce30"/>
          <table:covered-table-cell table:number-columns-repeated="4" table:style-name="ce33"/>
          <table:table-cell table:style-name="ce21"/>
          <table:table-cell table:style-name="ce9" office:value-type="string" calcext:value-type="string">
            <text:p>MEDICAL CENTER</text:p>
          </table:table-cell>
          <table:covered-table-cell table:style-name="ce30"/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23" office:value-type="string" calcext:value-type="string">
            <text:p>ROOM 505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05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682-2222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682-2222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3:00-4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3:00-4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METRO ANTIPOLO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METRO ANTIPOLO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HOSPITAL AND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HOSPITAL AND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MEDICAL CENTER</text:p>
          </table:table-cell>
          <table:table-cell table:number-columns-repeated="5"/>
          <table:table-cell table:style-name="ce21"/>
          <table:table-cell table:style-name="ce9" office:value-type="string" calcext:value-type="string">
            <text:p>MEDICAL CENTER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409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409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722-3208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722-3208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1:00-2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1:00-2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DILIMAN DOCTORS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DILIMAN DOCTORS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HOSPITAL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HOSPITAL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3" office:value-type="string" calcext:value-type="string">
            <text:p>ROOM 51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1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883-690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883-690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4:00-5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4:00-5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This certificate being issued upon the request of the patient </text:p>
            <text:p>may not be used for MEDICO-LEGAL purposes.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This certificate being issued upon the request of the patient may not be used for MEDICO-LEGAL purposes.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DR. MONTANO RAMOS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DR. MONTANO RAMOS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GENERAL HOSPITAL,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9" office:value-type="string" calcext:value-type="string">
            <text:p>GENERAL HOSPITAL,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9" office:value-type="string" calcext:value-type="string">
            <text:p>MINDANAO AVE.</text:p>
          </table:table-cell>
          <table:table-cell table:number-columns-repeated="5"/>
          <table:table-cell table:style-name="ce21"/>
          <table:table-cell table:style-name="ce9" office:value-type="string" calcext:value-type="string">
            <text:p>MINDANAO AVE.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1915146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1915146</text:span></text:p>
          </table:table-cell>
          <table:table-cell table:number-columns-repeated="53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13"/>
          <table:table-cell table:style-name="ce39"/>
          <table:table-cell table:number-columns-repeated="50"/>
        </table:table-row>
        <table:table-row table:style-name="ro6" table:number-rows-repeated="104852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2" table:style-name="ta2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3" table:style-name="ta3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-</number:text>
      <number:day/>
      <number:text>-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Php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398in" fo:margin-bottom="0.1965in" fo:margin-left="0.3937in" fo:margin-right="0.1965in" style:scale-to="76%" style:table-centering="both" style:writing-mode="lr-tb"/>
      <style:header-style>
        <style:header-footer-properties fo:min-height="0.1965in" fo:margin-left="0in" fo:margin-right="0in" fo:margin-bottom="0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1965in" fo:margin-left="0in" fo:margin-right="0in" fo:margin-top="0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0984in" fo:margin-bottom="0.3937in" fo:margin-left="0.3937in" fo:margin-right="0.3937in" style:print-page-order="ttb" style:first-page-number="continue" style:scale-to-pages="1" style:table-centering="vertic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3:34:43.894000000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bong MOSC</meta:initial-creator>
    <meta:creation-date>2019-11-09T05:32:41</meta:creation-date>
    <dc:date>2022-09-22T13:51:02.106000000</dc:date>
    <meta:generator>LibreOffice/6.3.5.2$Windows_X86_64 LibreOffice_project/dd0751754f11728f69b42ee2af66670068624673</meta:generator>
    <meta:editing-duration>PT1H21M55S</meta:editing-duration>
    <meta:editing-cycles>58</meta:editing-cycles>
    <meta:print-date>2022-09-22T13:45:34.965000000</meta:print-date>
    <meta:document-statistic meta:table-count="3" meta:cell-count="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